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 style:list-style-name="L1">
      <style:text-properties fo:font-size="12pt" fo:language="en" fo:country="US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language="sv" fo:country="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fall Den Glade Piraten</text:p>
      <text:p text:style-name="P1"><text:span text:style-name="T1"/></text:p>
      <text:p text:style-name="P1"><text:span text:style-name="T1">TF AF1.1 Registrering av båtplats</text:span></text:p>
      <text:p text:style-name="P1"><text:span text:style-name="T3">I detta testfallet ska vi undersöka ifall en registrering av en båtplats går att genomföra.</text:span></text:p>
      <text:p text:style-name="P1"><text:span text:style-name="T2"/></text:p>
      <text:p text:style-name="P1"><text:span text:style-name="T2">Förkrav</text:span></text:p>
      <text:p text:style-name="P2">Att personen som vill registrera sin båtplats är medlem i klubben samt har ett konto för att logga på in på registrerings tjänsten.</text:p>
      <text:p text:style-name="P2"/>
      <text:p text:style-name="P1"><text:span text:style-name="T2">Efterkrav </text:span></text:p>
      <text:p text:style-name="P2"/>
      <text:p text:style-name="P2"/>
      <text:p text:style-name="P1"><text:span text:style-name="T2">Scenario</text:span></text:p>
      <text:p text:style-name="P2"/>
      <text:list xml:id="list40475842" text:style-name="L1">
        <text:list-item>
          <text:p text:style-name="P4">Mitt konto : <text:span text:style-name="T4">Registrera båtplats.</text:span></text:p>
        </text:list-item>
        <text:list-item>
          <text:p text:style-name="P4"><text:span text:style-name="T4">Systemet visar att medlemsavgiften är betalad och går vidare.</text:span></text:p>
        </text:list-item>
        <text:list-item>
          <text:p text:style-name="P4"><text:span text:style-name="T4">Lediga båtplatser 1 2 och 3 visas.</text:span></text:p>
        </text:list-item>
        <text:list-item>
          <text:p text:style-name="P4"><text:span text:style-name="T4">Plats 3 väljs.</text:span></text:p>
        </text:list-item>
        <text:list-item>
          <text:p text:style-name="P4"><text:span text:style-name="T4">Prompten accepteras.</text:span></text:p>
        </text:list-item>
        <text:list-item>
          <text:p text:style-name="P4"><text:span text:style-name="T4">Systemet registrerar platsnumret till kunden.</text:span></text:p>
        </text:list-item>
      </text:list>
      <text:p text:style-name="P3"><text:span text:style-name="T4"/></text:p>
      <text:p text:style-name="P3"><text:span text:style-name="T4"><text:tab/>2a Medlemsavgiften är inte betalad.</text:span></text:p>
      <text:p text:style-name="P3"><text:span text:style-name="T4"><text:tab/><text:tab/>1 Avbryt eller betala nu.</text:span></text:p>
      <text:p text:style-name="P3"><text:span text:style-name="T4"><text:tab/>3a Det finns inga lediga båtplatser.</text:span></text:p>
      <text:p text:style-name="P3"><text:span text:style-name="T4"><text:tab/><text:tab/>1 Ett felmeddelande talar om att det inte finns några platser just nu.</text:span></text:p>
      <text:p text:style-name="P3"><text:span text:style-name="T4"><text:tab/>5a Prompten nekas och sidan återställs till Mitt ko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H59M7S</meta:editing-duration>
    <meta:editing-cycles>4</meta:editing-cycles>
    <meta:generator>OpenOffice.org/3.3$Win32 OpenOffice.org_project/330m20$Build-9567</meta:generator>
    <dc:date>2013-12-16T20:49:11.55</dc:date>
    <meta:document-statistic meta:table-count="0" meta:image-count="0" meta:object-count="0" meta:page-count="1" meta:paragraph-count="18" meta:word-count="125" meta:character-count="753"/>
    <meta:user-defined meta:name="Info 1"/>
    <meta:user-defined meta:name="Info 2"/>
    <meta:user-defined meta:name="Info 3"/>
    <meta:user-defined meta:name="Info 4"/>
  </office:meta>
</office:document-meta>
</file>